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fo:margin-top="0cm" fo:margin-bottom="0.499cm" style:contextual-spacing="false" style:line-height-at-least="0.503cm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c586c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ttps://github.com/LucasPanzeraa/T-sop-informatico</text:span></text:p>
      <text:p text:style-name="P1"><text:span text:style-name="T1"/></text:p>
      <text:p text:style-name="P1"><text:span text:style-name="T1"/></text:p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1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"</text:span><text:span text:style-name="T1">&gt;</text:span></text:p>
      <text:p text:style-name="P1"><text:span text:style-name="T1">&lt;</text:span><text:span text:style-name="T2">link</text:span> <text:span text:style-name="T3">href</text:span>=<text:span text:style-name="T4">"https://cdn.jsdelivr.net/npm/bootstrap@5.3.0-alpha1/dist/css/bootstrap.min.css"</text:span> <text:span text:style-name="T3">rel</text:span>=<text:span text:style-name="T4">"stylesheet"</text:span><text:span text:style-name="T1">&gt;</text:span></text:p>
      <text:p text:style-name="P1"><text:span text:style-name="T1">&lt;</text:span><text:span text:style-name="T2">link</text:span> <text:span text:style-name="T3">href</text:span>=<text:span text:style-name="T4">"https://getbootstrap.com/docs/5.3/assets/css/docs.css"</text:span> <text:span text:style-name="T3">rel</text:span>=<text:span text:style-name="T4">"stylesheet"</text:span><text:span text:style-name="T1">&gt;</text:span></text:p>
      <text:p text:style-name="P1"><text:span text:style-name="T1">&lt;</text:span><text:span text:style-name="T2">title</text:span><text:span text:style-name="T1">&gt;</text:span>Bootstrap Example<text:span text:style-name="T1">&lt;/</text:span><text:span text:style-name="T2">title</text:span><text:span text:style-name="T1">&gt;</text:span></text:p>
      <text:p text:style-name="P1"><text:span text:style-name="T1">&lt;</text:span><text:span text:style-name="T2">script</text:span> <text:span text:style-name="T3">src</text:span>=<text:span text:style-name="T4">"https://cdn.jsdelivr.net/npm/bootstrap@5.3.0-alpha1/dist/js/bootstrap.bundle.min.js"</text:span><text:span text:style-name="T1">&gt;&lt;/</text:span><text:span text:style-name="T2">script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 <text:span text:style-name="T3">class</text:span>=<text:span text:style-name="T4">"p-3 m-0 border-0 bd-example"</text:span><text:span text:style-name="T1">&gt;</text:span></text:p>
      <text:p text:style-name="P3"/>
      <text:p text:style-name="P1"><text:span text:style-name="T1">&lt;</text:span><text:span text:style-name="T2">div</text:span> <text:span text:style-name="T3">class</text:span>=<text:span text:style-name="T4">"collapse"</text:span> <text:span text:style-name="T3">id</text:span>=<text:span text:style-name="T4">"navbarToggleExternalContent"</text:span> <text:span text:style-name="T1">&gt;</text:span></text:p>
      <text:p text:style-name="P1"><text:span text:style-name="T1">&lt;</text:span><text:span text:style-name="T2">div</text:span> <text:span text:style-name="T3">class</text:span>=<text:span text:style-name="T4">"bg-dark p-4"</text:span><text:span text:style-name="T1">&gt;</text:span></text:p>
      <text:p text:style-name="P1"><text:span text:style-name="T1">&lt;</text:span><text:span text:style-name="T2">h5</text:span> <text:span text:style-name="T3">class</text:span>=<text:span text:style-name="T4">"text-white h4"</text:span><text:span text:style-name="T1">&gt;</text:span>TELEFONO: 11 7455-3457<text:span text:style-name="T1">&lt;/</text:span><text:span text:style-name="T2">h5</text:span><text:span text:style-name="T1">&gt;</text:span></text:p>
      <text:p text:style-name="P1"><text:span text:style-name="T1">&lt;</text:span><text:span text:style-name="T2">span</text:span> <text:span text:style-name="T3">class</text:span>=<text:span text:style-name="T4">"text-muted"</text:span><text:span text:style-name="T1">&gt;</text:span>Toggleable via the navbar brand.<text:span text:style-name="T1">&lt;/</text:span><text:span text:style-name="T2">spa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nav</text:span> <text:span text:style-name="T3">class</text:span>=<text:span text:style-name="T4">"navbar navbar-dark bg-dark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ainer-fluid"</text:span><text:span text:style-name="T1">&gt;</text:span></text:p>
      <text:p text:style-name="P1"><text:span text:style-name="T1">&lt;</text:span><text:span text:style-name="T2">button</text:span> <text:span text:style-name="T3">class</text:span>=<text:span text:style-name="T4">"navbar-toggler"</text:span> <text:span text:style-name="T3">type</text:span>=<text:span text:style-name="T4">"button"</text:span> <text:span text:style-name="T3">data-bs-toggle</text:span>=<text:span text:style-name="T4">"collapse"</text:span> <text:span text:style-name="T3">data-bs-target</text:span>=<text:span text:style-name="T4">"#navbarToggleExternalContent"</text:span> <text:span text:style-name="T3">aria-controls</text:span>=<text:span text:style-name="T4">"navbarToggleExternalContent"</text:span> <text:span text:style-name="T3">aria-expanded</text:span>=<text:span text:style-name="T4">"false"</text:span> <text:span text:style-name="T3">aria-label</text:span>=<text:span text:style-name="T4">"Toggle navigation"</text:span><text:span text:style-name="T1">&gt;</text:span></text:p>
      <text:p text:style-name="P1"><text:span text:style-name="T1">&lt;</text:span><text:span text:style-name="T2">span</text:span> <text:span text:style-name="T3">class</text:span>=<text:span text:style-name="T4">"navbar-toggler-icon"</text:span><text:span text:style-name="T1">&gt;&lt;/</text:span><text:span text:style-name="T2">span</text:span><text:span text:style-name="T1">&gt;</text:span></text:p>
      <text:p text:style-name="P1"><text:span text:style-name="T1">&lt;/</text:span><text:span text:style-name="T2">button</text:span><text:span text:style-name="T1">&gt;</text:span></text:p>
      <text:p text:style-name="P1"><text:span text:style-name="T1">&lt;</text:span><text:span text:style-name="T2">h1</text:span> <text:span text:style-name="T3">style</text:span>=<text:span text:style-name="T4">"color: white;"</text:span><text:span text:style-name="T1">&gt;</text:span>Universidad de Buenos Aires<text:span text:style-name="T1">&lt;/</text:span><text:span text:style-name="T2">h1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nav</text:span><text:span text:style-name="T1">&gt;</text:span></text:p>
      <text:p text:style-name="P1"><text:span text:style-name="T1">&lt;</text:span><text:span text:style-name="T2">form</text:span> <text:span text:style-name="T3">class</text:span>=<text:span text:style-name="T4">"row g-3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4"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validationServer01"</text:span> <text:span text:style-name="T3">class</text:span>=<text:span text:style-name="T4">"form-label"</text:span><text:span text:style-name="T1">&gt;</text:span>Nombre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class</text:span>=<text:span text:style-name="T4">"form-control is-invalid "</text:span> <text:span text:style-name="T3">id</text:span>=<text:span text:style-name="T4">"validationServer01"</text:span> <text:span text:style-name="T3">required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valid-feedback"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4"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validationServer02"</text:span> <text:span text:style-name="T3">class</text:span>=<text:span text:style-name="T4">"form-label"</text:span><text:span text:style-name="T1">&gt;</text:span>Apellido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class</text:span>=<text:span text:style-name="T4">"form-control is-invalid"</text:span> <text:span text:style-name="T3">id</text:span>=<text:span text:style-name="T4">"validationServer02"</text:span> <text:span text:style-name="T3">required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valid-feedback"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4"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validationServerUsername"</text:span> <text:span text:style-name="T3">class</text:span>=<text:span text:style-name="T4">"form-label"</text:span><text:span text:style-name="T1">&gt;</text:span>usuario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input-group has-validation"</text:span><text:span text:style-name="T1">&gt;</text:span></text:p>
      <text:p text:style-name="P1"><text:soft-page-break/><text:span text:style-name="T1">&lt;</text:span><text:span text:style-name="T2">span</text:span> <text:span text:style-name="T3">class</text:span>=<text:span text:style-name="T4">"input-group-text"</text:span> <text:span text:style-name="T3">id</text:span>=<text:span text:style-name="T4">"inputGroupPrepend3"</text:span><text:span text:style-name="T1">&gt;</text:span>@<text:span text:style-name="T1">&lt;/</text:span><text:span text:style-name="T2">span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class</text:span>=<text:span text:style-name="T4">"form-control is-invalid"</text:span> <text:span text:style-name="T3">id</text:span>=<text:span text:style-name="T4">"validationServerUsername"</text:span> <text:span text:style-name="T3">aria-describedby</text:span>=<text:span text:style-name="T4">"inputGroupPrepend3 validationServerUsernameFeedback"</text:span> <text:span text:style-name="T3">required</text:span><text:span text:style-name="T1">&gt;</text:span></text:p>
      <text:p text:style-name="P1"><text:span text:style-name="T1">&lt;</text:span><text:span text:style-name="T2">div</text:span> <text:span text:style-name="T3">id</text:span>=<text:span text:style-name="T4">"validationServerUsernameFeedback"</text:span> <text:span text:style-name="T3">class</text:span>=<text:span text:style-name="T4">"invalid-feedback"</text:span><text:span text:style-name="T1">&gt;</text:span></text:p>
      <text:p text:style-name="P4"/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6"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validationServer03"</text:span> <text:span text:style-name="T3">class</text:span>=<text:span text:style-name="T4">"form-label"</text:span><text:span text:style-name="T1">&gt;</text:span>Barrio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class</text:span>=<text:span text:style-name="T4">"form-control is-invalid"</text:span> <text:span text:style-name="T3">id</text:span>=<text:span text:style-name="T4">"validationServer03"</text:span> <text:span text:style-name="T3">aria-describedby</text:span>=<text:span text:style-name="T4">"validationServer03Feedback"</text:span> <text:span text:style-name="T3">required</text:span><text:span text:style-name="T1">&gt;</text:span></text:p>
      <text:p text:style-name="P1"><text:span text:style-name="T1">&lt;</text:span><text:span text:style-name="T2">div</text:span> <text:span text:style-name="T3">id</text:span>=<text:span text:style-name="T4">"validationServer03Feedback"</text:span> <text:span text:style-name="T3">class</text:span>=<text:span text:style-name="T4">"invalid-feedback"</text:span><text:span text:style-name="T1">&gt;</text:span></text:p>
      <text:p text:style-name="P4"/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3"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validationServer04"</text:span> <text:span text:style-name="T3">class</text:span>=<text:span text:style-name="T4">"form-label"</text:span><text:span text:style-name="T1">&gt;</text:span>Provincia<text:span text:style-name="T1">&lt;/</text:span><text:span text:style-name="T2">label</text:span><text:span text:style-name="T1">&gt;</text:span></text:p>
      <text:p text:style-name="P1"><text:span text:style-name="T1">&lt;</text:span><text:span text:style-name="T2">select</text:span> <text:span text:style-name="T3">class</text:span>=<text:span text:style-name="T4">"form-select is-invalid"</text:span> <text:span text:style-name="T3">id</text:span>=<text:span text:style-name="T4">"validationServer04"</text:span> <text:span text:style-name="T3">aria-describedby</text:span>=<text:span text:style-name="T4">"validationServer04Feedback"</text:span> <text:span text:style-name="T3">required</text:span><text:span text:style-name="T1">&gt;</text:span></text:p>
      <text:p text:style-name="P1"><text:span text:style-name="T1">&lt;</text:span><text:span text:style-name="T2">option</text:span> <text:span text:style-name="T3">selected</text:span> <text:span text:style-name="T3">disabled</text:span> <text:span text:style-name="T3">value</text:span>=<text:span text:style-name="T4">""</text:span><text:span text:style-name="T1">&gt;</text:span>Choose...<text:span text:style-name="T1">&lt;/</text:span><text:span text:style-name="T2">option</text:span><text:span text:style-name="T1">&gt;</text:span></text:p>
      <text:p text:style-name="P1"><text:span text:style-name="T1">&lt;</text:span><text:span text:style-name="T2">option</text:span><text:span text:style-name="T1">&gt;</text:span>CABA<text:span text:style-name="T1">&lt;/</text:span><text:span text:style-name="T2">option</text:span><text:span text:style-name="T1">&gt;</text:span></text:p>
      <text:p text:style-name="P1"><text:span text:style-name="T1">&lt;</text:span><text:span text:style-name="T2">option</text:span><text:span text:style-name="T1">&gt;</text:span>Cordoba<text:span text:style-name="T1">&lt;/</text:span><text:span text:style-name="T2">option</text:span><text:span text:style-name="T1">&gt;</text:span></text:p>
      <text:p text:style-name="P1"><text:span text:style-name="T1">&lt;</text:span><text:span text:style-name="T2">option</text:span><text:span text:style-name="T1">&gt;</text:span>Santa Fe<text:span text:style-name="T1">&lt;/</text:span><text:span text:style-name="T2">option</text:span><text:span text:style-name="T1">&gt;</text:span></text:p>
      <text:p text:style-name="P1"><text:span text:style-name="T1">&lt;/</text:span><text:span text:style-name="T2">select</text:span><text:span text:style-name="T1">&gt;</text:span></text:p>
      <text:p text:style-name="P1"><text:span text:style-name="T1">&lt;</text:span><text:span text:style-name="T2">div</text:span> <text:span text:style-name="T3">id</text:span>=<text:span text:style-name="T4">"validationServer04Feedback"</text:span> <text:span text:style-name="T3">class</text:span>=<text:span text:style-name="T4">"invalid-feedback"</text:span><text:span text:style-name="T1">&gt;</text:span></text:p>
      <text:p text:style-name="P4"/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3"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validationServer05"</text:span> <text:span text:style-name="T3">class</text:span>=<text:span text:style-name="T4">"form-label"</text:span><text:span text:style-name="T1">&gt;</text:span>codigo postal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class</text:span>=<text:span text:style-name="T4">"form-control is-invalid"</text:span> <text:span text:style-name="T3">id</text:span>=<text:span text:style-name="T4">"validationServer05"</text:span> <text:span text:style-name="T3">aria-describedby</text:span>=<text:span text:style-name="T4">"validationServer05Feedback"</text:span> <text:span text:style-name="T3">required</text:span><text:span text:style-name="T1">&gt;</text:span></text:p>
      <text:p text:style-name="P1"><text:span text:style-name="T1">&lt;</text:span><text:span text:style-name="T2">div</text:span> <text:span text:style-name="T3">id</text:span>=<text:span text:style-name="T4">"validationServer05Feedback"</text:span> <text:span text:style-name="T3">class</text:span>=<text:span text:style-name="T4">"invalid-feedback"</text:span><text:span text:style-name="T1">&gt;</text:span></text:p>
      <text:p text:style-name="P4"/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check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heck-input is-invalid"</text:span> <text:span text:style-name="T3">type</text:span>=<text:span text:style-name="T4">"checkbox"</text:span> <text:span text:style-name="T3">value</text:span>=<text:span text:style-name="T4">""</text:span> <text:span text:style-name="T3">id</text:span>=<text:span text:style-name="T4">"invalidCheck3"</text:span> <text:span text:style-name="T3">aria-describedby</text:span>=<text:span text:style-name="T4">"invalidCheck3Feedback"</text:span> <text:span text:style-name="T3">required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form-check-label"</text:span> <text:span text:style-name="T3">for</text:span>=<text:span text:style-name="T4">"invalidCheck3"</text:span><text:span text:style-name="T1">&gt;</text:span></text:p>
      <text:p text:style-name="P1">De acuerdo con los terminos y condiciones</text:p>
      <text:p text:style-name="P1">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id</text:span>=<text:span text:style-name="T4">"invalidCheck3Feedback"</text:span> <text:span text:style-name="T3">class</text:span>=<text:span text:style-name="T4">"invalid-feedback"</text:span><text:span text:style-name="T1">&gt;</text:span></text:p>
      <text:p text:style-name="P1">Leer antes de aceptar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12"</text:span><text:span text:style-name="T1">&gt;</text:span></text:p>
      <text:p text:style-name="P1"><text:span text:style-name="T1">&lt;</text:span><text:span text:style-name="T2">button</text:span> <text:span text:style-name="T3">class</text:span>=<text:span text:style-name="T4">"btn btn-primary"</text:span> <text:span text:style-name="T3">type</text:span>=<text:span text:style-name="T4">"submit"</text:span><text:span text:style-name="T1">&gt;</text:span>Submit form<text:span text:style-name="T1">&lt;/</text:span><text:span text:style-name="T2">button</text:span><text:span text:style-name="T1">&gt;</text:span></text:p>
      <text:p text:style-name="P1"><text:soft-page-break/><text:span text:style-name="T1">&lt;/</text:span><text:span text:style-name="T2">div</text:span><text:span text:style-name="T1">&gt;</text:span></text:p>
      <text:p text:style-name="P4"/>
      <text:p text:style-name="P1"><text:span text:style-name="T1">&lt;</text:span><text:span text:style-name="T2">div</text:span> <text:span text:style-name="T3">id</text:span>=<text:span text:style-name="T4">"carrusel"</text:span><text:span text:style-name="T1">&gt;</text:span></text:p>
      <text:p text:style-name="P4"/>
      <text:p text:style-name="P1"><text:span text:style-name="T1">&lt;</text:span><text:span text:style-name="T2">img</text:span> <text:span text:style-name="T3">src</text:span>=<text:span text:style-name="T4">"./propaganda2.jpg"</text:span> <text:span text:style-name="T3">alt</text:span>=<text:span text:style-name="T4">""</text:span> <text:span text:style-name="T3">id</text:span>=<text:span text:style-name="T4">"ft1"</text:span> <text:span text:style-name="T3">width</text:span>=<text:span text:style-name="T4">"1000px"</text:span> <text:span text:style-name="T3">height</text:span>=<text:span text:style-name="T4">"350px"</text:span> <text:span text:style-name="T1">&gt;</text:span></text:p>
      <text:p text:style-name="P1"><text:span text:style-name="T1">&lt;</text:span><text:span text:style-name="T2">img</text:span> <text:span text:style-name="T3">src</text:span>=<text:span text:style-name="T4">"propaganda.jpg"</text:span> <text:span text:style-name="T3">alt</text:span>=<text:span text:style-name="T4">""</text:span> <text:span text:style-name="T3">id</text:span>=<text:span text:style-name="T4">"ft2"</text:span> <text:span text:style-name="T3">style</text:span> = <text:span text:style-name="T4">"display: none;"</text:span> <text:span text:style-name="T3">width</text:span>=<text:span text:style-name="T4">"1000px"</text:span> <text:span text:style-name="T3">height</text:span>=<text:span text:style-name="T4">"350px"</text:span><text:span text:style-name="T1">&gt;</text:span></text:p>
      <text:p text:style-name="P1"><text:span text:style-name="T1">&lt;</text:span><text:span text:style-name="T2">button</text:span> <text:span text:style-name="T3">id</text:span>=<text:span text:style-name="T4">"botonCarrusel"</text:span> <text:span text:style-name="T3">onclick</text:span>=<text:span text:style-name="T4">"</text:span><text:span text:style-name="T5">Carrusel</text:span><text:span text:style-name="T4">()"</text:span><text:span text:style-name="T1">&gt;</text:span></text:p>
      <text:p text:style-name="P1">Aparecer carrusel</text:p>
      <text:p text:style-name="P1"><text:span text:style-name="T1">&lt;/</text:span><text:span text:style-name="T2">button</text:span><text:span text:style-name="T1">&gt;</text:span></text:p>
      <text:p text:style-name="P4"/>
      <text:p text:style-name="P1"><text:span text:style-name="T1">&lt;</text:span><text:span text:style-name="T2">button</text:span> <text:span text:style-name="T3">onclick</text:span>=<text:span text:style-name="T4">"</text:span><text:span text:style-name="T5">avanzar</text:span><text:span text:style-name="T4">()"</text:span><text:span text:style-name="T1">&gt;</text:span></text:p>
      <text:p text:style-name="P1">Avanzar </text:p>
      <text:p text:style-name="P1"><text:span text:style-name="T1">&lt;/</text:span><text:span text:style-name="T2">button</text:span><text:span text:style-name="T1">&gt;</text:span></text:p>
      <text:p text:style-name="P1"><text:span text:style-name="T1">&lt;/</text:span><text:span text:style-name="T2">div</text:span><text:span text:style-name="T1">&gt;</text:span> </text:p>
      <text:p text:style-name="P1"><text:span text:style-name="T1">&lt;/</text:span><text:span text:style-name="T2">form</text:span><text:span text:style-name="T1">&gt;</text:span></text:p>
      <text:p text:style-name="P3"/>
      <text:p text:style-name="P1"><text:span text:style-name="T1">&lt;</text:span><text:span text:style-name="T2">script</text:span><text:span text:style-name="T1">&gt;</text:span></text:p>
      <text:p text:style-name="P1"><text:span text:style-name="T3">id</text:span> = <text:span text:style-name="T6">1</text:span>;</text:p>
      <text:p text:style-name="P1"><text:span text:style-name="T2">function</text:span> <text:span text:style-name="T5">avanzar</text:span>(){</text:p>
      <text:p text:style-name="P1"><text:span text:style-name="T3">document</text:span>.<text:span text:style-name="T5">getElementById</text:span>(<text:span text:style-name="T4">"ft"</text:span>+<text:span text:style-name="T3">id</text:span>).<text:span text:style-name="T3">style</text:span> = <text:span text:style-name="T4">"display: none"</text:span>;</text:p>
      <text:p text:style-name="P1"><text:span text:style-name="T3">id</text:span>++; </text:p>
      <text:p text:style-name="P1"><text:span text:style-name="T7">if</text:span>(<text:span text:style-name="T3">id</text:span> &gt;<text:span text:style-name="T6">2</text:span>){</text:p>
      <text:p text:style-name="P1"><text:span text:style-name="T3">id</text:span> = <text:span text:style-name="T6">1</text:span>;</text:p>
      <text:p text:style-name="P1">}</text:p>
      <text:p text:style-name="P4"/>
      <text:p text:style-name="P1"><text:span text:style-name="T3">document</text:span>.<text:span text:style-name="T5">getElementById</text:span>(<text:span text:style-name="T4">"ft"</text:span>+<text:span text:style-name="T3">id</text:span>).<text:span text:style-name="T3">style</text:span> = <text:span text:style-name="T4">"display: block"</text:span>;</text:p>
      <text:p text:style-name="P1">}</text:p>
      <text:p text:style-name="P1"><text:span text:style-name="T2">function</text:span> <text:span text:style-name="T5">Carrusel</text:span>(){</text:p>
      <text:p text:style-name="P4"/>
      <text:p text:style-name="P1"><text:span text:style-name="T5">setInterval</text:span>(<text:span text:style-name="T5">avanzar</text:span>, <text:span text:style-name="T6">3000</text:span>);</text:p>
      <text:p text:style-name="P1">}</text:p>
      <text:p text:style-name="P1"><text:span text:style-name="T2">var</text:span> <text:span text:style-name="T3">nombre</text:span> = <text:span text:style-name="T3">document</text:span>.<text:span text:style-name="T5">getElementById</text:span>(<text:span text:style-name="T4">'validationServer01'</text:span>); </text:p>
      <text:p text:style-name="P2">//nombre.addEventListener("input", validar);</text:p>
      <text:p text:style-name="P1"><text:span text:style-name="T2">var</text:span> <text:span text:style-name="T3">apellido</text:span> = <text:span text:style-name="T3">document</text:span>.<text:span text:style-name="T5">getElementById</text:span>(<text:span text:style-name="T4">'validationServer02'</text:span>); </text:p>
      <text:p text:style-name="P2">//apellido.addEventListener("input", validar);</text:p>
      <text:p text:style-name="P4"/>
      <text:p text:style-name="P1"><text:span text:style-name="T2">var</text:span> <text:span text:style-name="T3">codPostal</text:span> = <text:span text:style-name="T3">document</text:span>.<text:span text:style-name="T5">getElementById</text:span>(<text:span text:style-name="T4">'validationServer05'</text:span>); </text:p>
      <text:p text:style-name="P2">//codPostal.addEventListener("input", validar);</text:p>
      <text:p text:style-name="P4"/>
      <text:p text:style-name="P1"><text:span text:style-name="T2">var</text:span> <text:span text:style-name="T3">provincia</text:span> = <text:span text:style-name="T3">document</text:span>.<text:span text:style-name="T5">getElementById</text:span>(<text:span text:style-name="T4">'validationServer04'</text:span>); </text:p>
      <text:p text:style-name="P2">//provincia.addEventListener("input", validar);</text:p>
      <text:p text:style-name="P1"><text:span text:style-name="T2">function</text:span> <text:span text:style-name="T5">validar</text:span>(){</text:p>
      <text:p text:style-name="P1"><text:span text:style-name="T7">if</text:span>(<text:span text:style-name="T3">nombre</text:span>.<text:span text:style-name="T3">value</text:span>.<text:span text:style-name="T3">length</text:span> &gt; <text:span text:style-name="T6">3</text:span>){</text:p>
      <text:p text:style-name="P1"><text:span text:style-name="T3">nombre</text:span>.<text:span text:style-name="T3">classList</text:span>.<text:span text:style-name="T5">add</text:span>(<text:span text:style-name="T4">"is-valid"</text:span>);</text:p>
      <text:p text:style-name="P1"><text:span text:style-name="T3">nombre</text:span>.<text:span text:style-name="T3">classList</text:span>.<text:span text:style-name="T5">remove</text:span>(<text:span text:style-name="T4">"is-invalid"</text:span>);</text:p>
      <text:p text:style-name="P1">}<text:span text:style-name="T7">else</text:span>{</text:p>
      <text:p text:style-name="P1"><text:span text:style-name="T3">codPostal</text:span>.<text:span text:style-name="T3">classList</text:span>.<text:span text:style-name="T5">remove</text:span>(<text:span text:style-name="T4">"is-valid"</text:span>);</text:p>
      <text:p text:style-name="P1"><text:span text:style-name="T3">codPostal</text:span>.<text:span text:style-name="T3">classList</text:span>.<text:span text:style-name="T5">add</text:span>(<text:span text:style-name="T4">"is-invalid"</text:span>); </text:p>
      <text:p text:style-name="P1">}</text:p>
      <text:p text:style-name="P1"><text:soft-page-break/><text:span text:style-name="T7">if</text:span>(<text:span text:style-name="T3">apellido</text:span>.<text:span text:style-name="T3">value</text:span>.<text:span text:style-name="T3">length</text:span> &gt; <text:span text:style-name="T6">4</text:span>){</text:p>
      <text:p text:style-name="P1"><text:span text:style-name="T3">apellido</text:span>.<text:span text:style-name="T3">classList</text:span>.<text:span text:style-name="T5">add</text:span>(<text:span text:style-name="T4">"is-valid"</text:span>);</text:p>
      <text:p text:style-name="P1"><text:span text:style-name="T3">apellido</text:span>.<text:span text:style-name="T3">classList</text:span>.<text:span text:style-name="T5">remove</text:span>(<text:span text:style-name="T4">"is-invalid"</text:span>);</text:p>
      <text:p text:style-name="P1">}<text:span text:style-name="T7">else</text:span>{</text:p>
      <text:p text:style-name="P1"><text:span text:style-name="T3">codPostal</text:span>.<text:span text:style-name="T3">classList</text:span>.<text:span text:style-name="T5">remove</text:span>(<text:span text:style-name="T4">"is-valid"</text:span>);</text:p>
      <text:p text:style-name="P1"><text:span text:style-name="T3">codPostal</text:span>.<text:span text:style-name="T3">classList</text:span>.<text:span text:style-name="T5">add</text:span>(<text:span text:style-name="T4">"is-invalid"</text:span>); </text:p>
      <text:p text:style-name="P1">} </text:p>
      <text:p text:style-name="P1"><text:span text:style-name="T7">if</text:span>(<text:span text:style-name="T3">codPostal</text:span>.<text:span text:style-name="T3">value</text:span>.<text:span text:style-name="T3">length</text:span> == <text:span text:style-name="T6">4</text:span>){</text:p>
      <text:p text:style-name="P1"><text:span text:style-name="T3">codPostal</text:span>.<text:span text:style-name="T3">classList</text:span>.<text:span text:style-name="T5">add</text:span>(<text:span text:style-name="T4">"is-valid"</text:span>);</text:p>
      <text:p text:style-name="P1"><text:span text:style-name="T3">codPostal</text:span>.<text:span text:style-name="T3">classList</text:span>.<text:span text:style-name="T5">remove</text:span>(<text:span text:style-name="T4">"is-invalid"</text:span>); </text:p>
      <text:p text:style-name="P1">}<text:span text:style-name="T7">else</text:span>{</text:p>
      <text:p text:style-name="P1"><text:span text:style-name="T3">codPostal</text:span>.<text:span text:style-name="T3">classList</text:span>.<text:span text:style-name="T5">remove</text:span>(<text:span text:style-name="T4">"is-valid"</text:span>);</text:p>
      <text:p text:style-name="P1"><text:span text:style-name="T3">codPostal</text:span>.<text:span text:style-name="T3">classList</text:span>.<text:span text:style-name="T5">add</text:span>(<text:span text:style-name="T4">"is-invalid"</text:span>); </text:p>
      <text:p text:style-name="P1">}</text:p>
      <text:p text:style-name="P4"/>
      <text:p text:style-name="P1">} </text:p>
      <text:p text:style-name="P4"/>
      <text:p text:style-name="P1"><text:span text:style-name="T1">&lt;/</text:span><text:span text:style-name="T2">script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6:16:04.390551120</meta:creation-date>
    <dc:date>2023-05-02T16:19:04.443997742</dc:date>
    <meta:editing-duration>PT3M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43" meta:word-count="349" meta:character-count="5128" meta:non-whitespace-character-count="4909"/>
  </office:meta>
</office:document-meta>
</file>